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quí tienes una versión desarrollada, con <text:span text:style-name="Strong_20_Emphasis">tono narrativo-existencial</text:span>, <text:span text:style-name="Strong_20_Emphasis">introducción gradual</text:span> y un toque de <text:span text:style-name="Strong_20_Emphasis">misterio científico</text:span>:</text:p>
      <text:p text:style-name="Horizontal_20_Line"/>
      <text:h text:style-name="Heading_20_2" text:outline-level="2">0 - Introducción</text:h>
      <text:p text:style-name="Text_20_body">En los capítulos anteriores hemos explorado dos elementos esenciales que definen a la vida: <text:span text:style-name="Strong_20_Emphasis">el ADN y la reproducción</text:span>.<text:line-break/>El primero, una memoria minuciosa que guarda información con precisión asombrosa.<text:line-break/>El segundo, un acto continuo que convierte esa información en algo dinámico, capaz de transformarse, diversificarse y proyectarse hacia el futuro.</text:p>
      <text:p text:style-name="Text_20_body">Tanto el ADN como la reproducción son tan característicos que, a primera vista, podríamos atrevernos a decir que <text:span text:style-name="Strong_20_Emphasis">la vida es eso</text:span>: información que se copia y se transmite de generación en generación.<text:line-break/>Un mecanismo que perpetúa formas y asegura continuidad.</text:p>
      <text:p text:style-name="Text_20_body">Pero cuando miramos alrededor, cuando observamos el mundo tal como es, no vemos cadenas de información flotando en el vacío.<text:line-break/>No vemos genes saltando de un soporte a otro.<text:line-break/>No vemos la reproducción como concepto aislado, flotando en el aire.</text:p>
      <text:p text:style-name="Text_20_body">Lo que vemos es mucho más concreto, mucho más fascinante: <text:span text:style-name="Strong_20_Emphasis">vemos individuos</text:span>.</text:p>
      <text:p text:style-name="Text_20_body">Desde el leve destello de una célula microscópica hasta la mirada consciente de un ser humano, la vida se manifiesta a través de formas únicas, irrepetibles, que respiran, sienten, actúan y transforman su entorno.<text:line-break/>Cada planta, cada animal, cada persona… incluso cada organismo que jamás percibiremos a simple vista…<text:line-break/>Todos ellos son individuos, fragmentos vivos que expresan la inmensidad de la vida en experiencias particulares.</text:p>
      <text:p text:style-name="Text_20_body">Y es curioso: aunque la materia orgánica cubre la superficie del planeta, eso tampoco es lo que nuestra mente percibe primero.<text:line-break/>Podemos contemplar un bosque y reconocer miles de formas, pero nunca lo vemos solo como carbono, hidrógeno, nitrógeno y fósforo en distintas proporciones.<text:line-break/>Lo vemos como <text:span text:style-name="Strong_20_Emphasis">árboles</text:span>, <text:span text:style-name="Strong_20_Emphasis">aves</text:span>, <text:span text:style-name="Strong_20_Emphasis">flores</text:span>, <text:span text:style-name="Strong_20_Emphasis">personas</text:span>.<text:line-break/>En otras palabras, lo vemos como un conjunto de <text:span text:style-name="Strong_20_Emphasis">individuos</text:span> que comparten un mismo escenario.</text:p>
      <text:p text:style-name="Text_20_body">Esto nos revela algo importante:<text:line-break/>La vida no solo necesita información para existir.<text:line-break/>No solo requiere reproducirse.<text:line-break/>Necesita <text:span text:style-name="Strong_20_Emphasis">formas vivientes únicas</text:span> que encarnen esa información y la proyecten en la realidad.</text:p>
      <text:p text:style-name="Text_20_body">Los individuos son, entonces, la <text:span text:style-name="Strong_20_Emphasis">puesta en escena</text:span> de la vida.<text:line-break/>Son la manera en que la inteligencia de la vida se despliega, se fragmenta y se multiplica para explorar la totalidad de las posibilidades que el universo ofrece.<text:line-break/><text:soft-page-break/>Sin ellos, la vida sería solo un concepto latente.<text:line-break/>Con ellos, la vida se convierte en experiencia.</text:p>
      <text:p text:style-name="Text_20_body">En este laboratorio vamos a detenernos en esta pieza clave del sistema: <text:span text:style-name="Strong_20_Emphasis">los individuos</text:span>.<text:line-break/>No los veremos solo como organismos aislados, sino como <text:span text:style-name="Strong_20_Emphasis">unidades funcionales</text:span> que, reunidas, permiten a la vida pensar, aprender y resolver problemas con un nivel de sofisticación que ninguna otra forma de inteligencia conocida puede igualar.</text:p>
      <text:p text:style-name="Text_20_body">Porque si miramos con suficiente atención, descubriremos que los individuos no son piezas sueltas en un juego sin sentido.<text:line-break/>Son los <text:span text:style-name="Strong_20_Emphasis">bloques de construcción de un sistema inteligente</text:span> que opera en silencio, pero que nunca se detiene.<text:line-break/>Cada uno cumple con una pequeña tarea dentro de un diseño mayor, aunque él mismo la ignore.<text:line-break/>Y juntos, todos los individuos que existen, han existido y existirán forman un único organismo: la vida.</text:p>
      <text:p text:style-name="Text_20_body">El interés de este capítulo radica en comprender <text:span text:style-name="Strong_20_Emphasis">qué son los individuos</text:span>, <text:span text:style-name="Strong_20_Emphasis">por qué la vida los crea</text:span> y <text:span text:style-name="Strong_20_Emphasis">qué función cumplen en el sistema que estamos construyendo para entender su naturaleza</text:span>.<text:line-break/>Partiremos de la visión biológica, tangible y directa: los individuos como unidades vivientes que componen especies.<text:line-break/>Luego daremos un paso hacia lo conceptual, para introducir la idea de los <text:span text:style-name="Strong_20_Emphasis">individuos lógicos</text:span>: representaciones que utilizaremos para simular el funcionamiento de la vida como un sistema de cálculo.</text:p>
      <text:p text:style-name="Text_20_body">Nuestro objetivo no es solo describir.<text:line-break/>Queremos descubrir.<text:line-break/>Queremos dejar que la pregunta crezca en la mente del lector:<text:line-break/><text:span text:style-name="Strong_20_Emphasis">¿Por qué la vida necesita individuos?</text:span><text:line-break/>¿Es solo para conservarse, para multiplicarse, para sobrevivir?<text:line-break/>¿O hay algo más?<text:line-break/>¿Algo oculto que todavía no hemos visto?</text:p>
      <text:p text:style-name="Text_20_body">En las próximas secciones seguiremos estas preguntas.<text:line-break/>Nos internaremos en la esencia de lo que significa “ser un individuo” y veremos cómo esta noción, aparentemente tan simple, se transforma en la clave de un modelo de inteligencia capaz de abordar cualquier problema del universo.</text:p>
      <text:p text:style-name="Text_20_body">Porque en última instancia, la vida no se limita a crear individuos.<text:line-break/>Crea exploradores.<text:line-break/>Crea posibilidades.<text:line-break/>Crea pensamientos.<text:line-break/>Y quizás, al comprenderlos mejor, logremos vislumbrar algo más:<text:line-break/>que <text:span text:style-name="Strong_20_Emphasis">nuestra propia existencia</text:span>, como individuos, no es casual ni vacía,<text:line-break/>sino parte de un pensamiento mucho mayor que nos incluye, nos sostiene y nos da sentido.</text:p>
      <text:p text:style-name="Horizontal_20_Line"/>
      <text:p text:style-name="Text_20_body"><text:soft-page-break/>¿Quieres que mantengamos esta línea <text:span text:style-name="Strong_20_Emphasis">filosófico-científica con toques poéticos</text:span> para las secciones 1 y 2 también? ¿O prefieres que allí bajemos un poco la densidad mística y entremos con más claridad técnica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9-01T16:10:38.019000000</meta:creation-date>
    <dc:date>2025-09-01T16:15:55.706000000</dc:date>
    <meta:editing-duration>PT5M17S</meta:editing-duration>
    <meta:editing-cycles>1</meta:editing-cycles>
    <meta:document-statistic meta:table-count="0" meta:image-count="0" meta:object-count="0" meta:page-count="3" meta:paragraph-count="17" meta:word-count="754" meta:character-count="4809" meta:non-whitespace-character-count="4072"/>
    <meta:generator>LibreOffice/7.3.5.2$Windows_X86_64 LibreOffice_project/184fe81b8c8c30d8b5082578aee2fed2ea847c01</meta:generator>
  </office:meta>
</office:document-meta>
</file>